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1.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1.99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1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03T16:31:26.814438416</dc:date>
    <meta:editing-duration>P116DT14H25M29S</meta:editing-duration>
    <meta:editing-cycles>5012</meta:editing-cycles>
    <meta:generator>LibreOffice/7.3.7.2$Linux_X86_64 LibreOffice_project/30$Build-2</meta:generator>
    <meta:document-statistic meta:table-count="9" meta:cell-count="76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